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Seqential</text:p>
          </table:table-cell>
          <table:table-cell office:value-type="string" calcext:value-type="string">
            <text:p>Parallel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68" calcext:value-type="float">
            <text:p>26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591" calcext:value-type="float">
            <text:p>59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042" calcext:value-type="float">
            <text:p>1042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1629" calcext:value-type="float">
            <text:p>1629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348" calcext:value-type="float">
            <text:p>2348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3166" calcext:value-type="float">
            <text:p>3166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4133" calcext:value-type="float">
            <text:p>4133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5260" calcext:value-type="float">
            <text:p>5260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6436" calcext:value-type="float">
            <text:p>6436</text:p>
          </table:table-cell>
          <table:table-cell office:value-type="float" office:value="5675" calcext:value-type="float">
            <text:p>56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8:27:30.661331133</meta:creation-date>
    <dc:date>2019-04-09T08:34:19.468552564</dc:date>
    <meta:editing-duration>PT6M49S</meta:editing-duration>
    <meta:editing-cycles>1</meta:editing-cycles>
    <meta:document-statistic meta:table-count="1" meta:cell-count="32" meta:object-count="0"/>
    <meta:generator>LibreOffice/6.0.7.3$Linux_X86_64 LibreOffice_project/00m0$Build-3</meta:generator>
  </office:meta>
</office:document-meta>
</file>